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1c230b" officeooo:paragraph-rsid="001c230b"/>
    </style:style>
    <style:style style:name="P2" style:family="paragraph" style:parent-style-name="Standard">
      <style:text-properties officeooo:rsid="001e3c1e" officeooo:paragraph-rsid="001e3c1e"/>
    </style:style>
    <style:style style:name="P3" style:family="paragraph" style:parent-style-name="Standard">
      <style:text-properties officeooo:rsid="0022016e" officeooo:paragraph-rsid="0022016e"/>
    </style:style>
    <style:style style:name="P4" style:family="paragraph" style:parent-style-name="Standard">
      <style:text-properties officeooo:rsid="0023f37c" officeooo:paragraph-rsid="0023f37c"/>
    </style:style>
    <style:style style:name="P5" style:family="paragraph" style:parent-style-name="Standard">
      <style:text-properties officeooo:rsid="0034dc36" officeooo:paragraph-rsid="0034dc36"/>
    </style:style>
    <style:style style:name="P6" style:family="paragraph" style:parent-style-name="Standard" style:list-style-name="L1">
      <style:text-properties officeooo:rsid="00222be0" officeooo:paragraph-rsid="00222be0"/>
    </style:style>
    <style:style style:name="P7" style:family="paragraph" style:parent-style-name="Standard" style:list-style-name="L2">
      <style:text-properties officeooo:rsid="001e3c1e" officeooo:paragraph-rsid="00222be0"/>
    </style:style>
    <style:style style:name="P8" style:family="paragraph" style:parent-style-name="Standard" style:list-style-name="L2">
      <style:text-properties officeooo:rsid="00210f28" officeooo:paragraph-rsid="00222be0"/>
    </style:style>
    <style:style style:name="P9" style:family="paragraph" style:parent-style-name="Standard" style:list-style-name="L2">
      <style:text-properties officeooo:rsid="00216c5c" officeooo:paragraph-rsid="00222be0"/>
    </style:style>
    <style:style style:name="P10" style:family="paragraph" style:parent-style-name="Standard" style:list-style-name="L2">
      <style:text-properties officeooo:rsid="0021fcc9" officeooo:paragraph-rsid="00222be0"/>
    </style:style>
    <style:style style:name="P11" style:family="paragraph" style:parent-style-name="Standard" style:list-style-name="L3">
      <style:text-properties officeooo:rsid="0023f37c" officeooo:paragraph-rsid="0023f37c"/>
    </style:style>
    <style:style style:name="P12" style:family="paragraph" style:parent-style-name="Standard">
      <style:text-properties officeooo:rsid="00461f33" officeooo:paragraph-rsid="00461f33"/>
    </style:style>
    <style:style style:name="P13" style:family="paragraph" style:parent-style-name="Standard">
      <style:text-properties officeooo:rsid="00467fa3" officeooo:paragraph-rsid="00467fa3"/>
    </style:style>
    <style:style style:name="P14" style:family="paragraph" style:parent-style-name="Standard">
      <style:text-properties officeooo:rsid="004a33bb" officeooo:paragraph-rsid="004a33bb"/>
    </style:style>
    <style:style style:name="T1" style:family="text">
      <style:text-properties officeooo:rsid="001c5a78"/>
    </style:style>
    <style:style style:name="T2" style:family="text">
      <style:text-properties officeooo:rsid="001f5012"/>
    </style:style>
    <style:style style:name="T3" style:family="text">
      <style:text-properties officeooo:rsid="001fa53d"/>
    </style:style>
    <style:style style:name="T4" style:family="text">
      <style:text-properties officeooo:rsid="002766c6"/>
    </style:style>
    <style:style style:name="T5" style:family="text">
      <style:text-properties officeooo:rsid="00289294"/>
    </style:style>
    <style:style style:name="T6" style:family="text">
      <style:text-properties officeooo:rsid="002977a1"/>
    </style:style>
    <style:style style:name="T7" style:family="text">
      <style:text-properties officeooo:rsid="002afc91"/>
    </style:style>
    <style:style style:name="T8" style:family="text">
      <style:text-properties officeooo:rsid="002e2ea5"/>
    </style:style>
    <style:style style:name="T9" style:family="text">
      <style:text-properties officeooo:rsid="002e7422"/>
    </style:style>
    <style:style style:name="T10" style:family="text">
      <style:text-properties officeooo:rsid="00354ee1"/>
    </style:style>
    <style:style style:name="T11" style:family="text">
      <style:text-properties officeooo:rsid="00467fa3"/>
    </style:style>
    <style:style style:name="T12" style:family="text">
      <style:text-properties officeooo:rsid="004852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Visão:</text:p>
      <text:p text:style-name="P1"/>
      <text:p text:style-name="P1">Titulo: <text:span text:style-name="T1">Recrutamento interno (beta)</text:span></text:p>
      <text:p text:style-name="P1"/>
      <text:p text:style-name="P2">Objetivo: Promover uma plataforma de recrutamento interno, simples e prática <text:span text:style-name="T3">via</text:span> web.</text:p>
      <text:p text:style-name="P1"/>
      <text:p text:style-name="P2">Necessidades:</text:p>
      <text:list xml:id="list8559675347843921523" text:style-name="L1">
        <text:list-item>
          <text:p text:style-name="P6">Mostrar vagas internas.</text:p>
        </text:list-item>
        <text:list-item>
          <text:p text:style-name="P6">Selecionar candidatos internos.</text:p>
        </text:list-item>
      </text:list>
      <text:p text:style-name="P3"/>
      <text:p text:style-name="P3">Funcionalidades:</text:p>
      <text:list xml:id="list616234436059828320" text:style-name="L2">
        <text:list-item>
          <text:p text:style-name="P7">Verificar <text:span text:style-name="T2">qual é o setor da pessoa.</text:span></text:p>
        </text:list-item>
        <text:list-item>
          <text:p text:style-name="P8">Validar as habilidades da pessoa.</text:p>
        </text:list-item>
        <text:list-item>
          <text:p text:style-name="P8">Mostrar as vagas disponíveis.</text:p>
        </text:list-item>
        <text:list-item>
          <text:p text:style-name="P8">Feedback.</text:p>
        </text:list-item>
        <text:list-item>
          <text:p text:style-name="P8">Aceitar certificados pdf.</text:p>
        </text:list-item>
        <text:list-item>
          <text:p text:style-name="P9">Mostrar requisitos da vaga.</text:p>
        </text:list-item>
        <text:list-item>
          <text:p text:style-name="P9">Possuir data limite para expirar(ideia uma semana)</text:p>
        </text:list-item>
        <text:list-item>
          <text:p text:style-name="P10">Cadastrar, alterar, pesquisar e Cancelar/encerrar Vaga</text:p>
        </text:list-item>
      </text:list>
      <text:p text:style-name="P4"/>
      <text:p text:style-name="P5">META EQUIPE: Aprender a Utilizar o git e o github</text:p>
      <text:p text:style-name="P4"/>
      <text:p text:style-name="P4">Responsáveis</text:p>
      <text:list xml:id="list4365098473943023721" text:style-name="L3">
        <text:list-item>
          <text:p text:style-name="P11">Líder de projeto: <text:span text:style-name="T8">Everton – Descobrir o que um líder de projeto faz na metodologia RUP, Trazer ferramentas de controle de cronograma e EAP.</text:span></text:p>
        </text:list-item>
        <text:list-item>
          <text:p text:style-name="P11">Analista de sistemas: <text:span text:style-name="T4">Otávio – Trazer classes</text:span></text:p>
        </text:list-item>
        <text:list-item>
          <text:p text:style-name="P11">Analista de testes: <text:span text:style-name="T5">Alisson – Trazer um estudo das ferramentas necessárias para efetuar teste.</text:span></text:p>
        </text:list-item>
        <text:list-item>
          <text:p text:style-name="P11">Analista de requisitos: <text:span text:style-name="T6">Joziel – Trazer as ferramentas necessárias, e colar no otávio.</text:span></text:p>
        </text:list-item>
        <text:list-item>
          <text:p text:style-name="P11">DevOps/Analista de configuração: <text:span text:style-name="T9">Anderson – Trazer as ferramentas e tecnologias necessárias para o desenvolvimento da aplicação.</text:span></text:p>
        </text:list-item>
        <text:list-item>
          <text:p text:style-name="P11"><text:span text:style-name="T10">Analista de i</text:span>mplementa<text:span text:style-name="T10">ção</text:span>: <text:span text:style-name="T7">Fernando – Chicote divin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20:24:40.582719132</meta:creation-date>
    <dc:date>2018-02-21T23:18:23.578367256</dc:date>
    <meta:editing-duration>PT1H35M11S</meta:editing-duration>
    <meta:editing-cycles>42</meta:editing-cycles>
    <meta:generator>LibreOffice/5.2.7.2$Linux_X86_64 LibreOffice_project/20m0$Build-2</meta:generator>
    <meta:document-statistic meta:table-count="0" meta:image-count="0" meta:object-count="0" meta:page-count="1" meta:paragraph-count="23" meta:word-count="165" meta:character-count="1109" meta:non-whitespace-character-count="977"/>
  </office:meta>
</office:document-meta>
</file>